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9d3b0" officeooo:paragraph-rsid="0009d3b0"/>
    </style:style>
    <style:style style:name="P2" style:family="paragraph" style:parent-style-name="Standard">
      <style:text-properties officeooo:paragraph-rsid="002f4130"/>
    </style:style>
    <style:style style:name="T1" style:family="text">
      <style:text-properties style:font-name="Ubuntu Mono" officeooo:rsid="0015efb1"/>
    </style:style>
    <style:style style:name="T2" style:family="text">
      <style:text-properties style:font-name="Ubuntu Mono" officeooo:rsid="00174838"/>
    </style:style>
    <style:style style:name="T3" style:family="text">
      <style:text-properties style:font-name="Ubuntu Mono" fo:language="en" fo:country="US"/>
    </style:style>
    <style:style style:name="T4" style:family="text">
      <style:text-properties style:font-name="Ubuntu Mono" fo:language="en" fo:country="US" officeooo:rsid="00174838"/>
    </style:style>
    <style:style style:name="T5" style:family="text">
      <style:text-properties style:font-name="Ubuntu Mono" fo:language="en" fo:country="US" officeooo:rsid="001e4663"/>
    </style:style>
    <style:style style:name="T6" style:family="text">
      <style:text-properties style:font-name="Ubuntu Mono" fo:language="en" fo:country="US" officeooo:rsid="0026916c"/>
    </style:style>
    <style:style style:name="T7" style:family="text">
      <style:text-properties style:font-name="Ubuntu Mono" fo:language="en" fo:country="US" officeooo:rsid="0026a2a9"/>
    </style:style>
    <style:style style:name="T8" style:family="text">
      <style:text-properties style:font-name="Ubuntu Mono" fo:language="en" fo:country="US" officeooo:rsid="002ce579"/>
    </style:style>
    <style:style style:name="T9" style:family="text">
      <style:text-properties style:font-name="Ubuntu Mono" fo:language="en" fo:country="US" officeooo:rsid="002ce82c"/>
    </style:style>
    <style:style style:name="T10" style:family="text">
      <style:text-properties style:font-name="Ubuntu Mono" fo:language="en" fo:country="US" officeooo:rsid="002bb08d"/>
    </style:style>
    <style:style style:name="T11" style:family="text">
      <style:text-properties style:font-name="Ubuntu Mono" fo:language="en" fo:country="US" officeooo:rsid="002696bd"/>
    </style:style>
    <style:style style:name="T12" style:family="text">
      <style:text-properties style:font-name="Ubuntu Mono" officeooo:rsid="0022decd"/>
    </style:style>
    <style:style style:name="T13" style:family="text">
      <style:text-properties style:font-name="Ubuntu Mono" officeooo:rsid="002664b7"/>
    </style:style>
    <style:style style:name="T14" style:family="text">
      <style:text-properties officeooo:rsid="002664b7"/>
    </style:style>
    <style:style style:name="T15" style:family="text">
      <style:text-properties officeooo:rsid="002c33da"/>
    </style:style>
    <style:style style:name="T16" style:family="text">
      <style:text-properties officeooo:rsid="0035d315"/>
    </style:style>
    <style:style style:name="T17" style:family="text">
      <style:text-properties officeooo:rsid="0036a7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<text:span text:style-name="T16">peak indicator of the transport panel</text:span> is changed <text:span text:style-name="T17">from White</text:span> to <text:span text:style-name="T17">Red color</text:span>. <text:span text:style-name="T15">It was missed to change in last commit</text:span> (<text:span text:style-name="T17">meterbridge peakindicator&gt;fill active</text:span> - <text:span text:style-name="T17">meter</text:span> color <text:span text:style-name="T14">9</text:span>)</text:p>
      <text:p text:style-name="P2"><text:span text:style-name="T13">2</text:span><text:span text:style-name="T1">. </text:span><text:span text:style-name="T2">The transparency of the midi region </text:span><text:span text:style-name="T12">in “E”-mouse mode</text:span><text:span text:style-name="T2"> is little </text:span><text:bookmark text:name="result_box"/><text:span text:style-name="T3">reduce</text:span><text:span text:style-name="T4">d. So we could slightly see the tracks colors. </text:span><text:span text:style-name="T8">This parameter </text:span><text:span text:style-name="T10">has</text:span><text:span text:style-name="T8"> </text:span><text:span text:style-name="T9">the same </text:span><text:span text:style-name="T11">value</text:span><text:span text:style-name="T8"> </text:span><text:span text:style-name="T9">to all</text:span><text:span text:style-name="T8"> cooltehno’s themes now.</text:span><text:span text:style-name="T4"> </text:span><text:span text:style-name="T5">(editable region – </text:span><text:span text:style-name="T6">alpha:0.1</text:span><text:span text:style-name="T7">4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0:07:53.739263520</meta:creation-date>
    <meta:generator>LibreOffice/5.1.6.2$Linux_X86_64 LibreOffice_project/10m0$Build-2</meta:generator>
    <dc:date>2016-12-30T02:22:35.623545460</dc:date>
    <meta:editing-duration>PT1H6M20S</meta:editing-duration>
    <meta:editing-cycles>31</meta:editing-cycles>
    <meta:document-statistic meta:table-count="0" meta:image-count="0" meta:object-count="0" meta:page-count="1" meta:paragraph-count="2" meta:word-count="65" meta:character-count="390" meta:non-whitespace-character-count="326"/>
  </office:meta>
</office:document-meta>
</file>